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4000000971330DA7167964172.png" manifest:media-type="image/png"/>
  <manifest:file-entry manifest:full-path="Pictures/1000150800000F5500000F9D9CDD240292335D82.svg" manifest:media-type="image/svg+xml"/>
  <manifest:file-entry manifest:full-path="Pictures/100002010000009400000097969563902B8FD33A.png" manifest:media-type="image/png"/>
  <manifest:file-entry manifest:full-path="Pictures/1000020100000094000000972AE563591182B8CC.png" manifest:media-type="image/png"/>
  <manifest:file-entry manifest:full-path="Pictures/1000151400000F5500000F9DB67A401F8C798F09.svg" manifest:media-type="image/svg+xml"/>
  <manifest:file-entry manifest:full-path="Pictures/1000150B00000F5500000F9DE6ABDBF32568B269.svg" manifest:media-type="image/svg+xml"/>
  <manifest:file-entry manifest:full-path="Pictures/10000000000007800000055C9A1FAD770C155FDE.jpg" manifest:media-type="image/jpeg"/>
  <manifest:file-entry manifest:full-path="Pictures/1000020100000520000000CC89C8487398C3C2D0.png" manifest:media-type="image/png"/>
  <manifest:file-entry manifest:full-path="Pictures/1000151200000F5500000F9D3BA994AA0E6718A4.svg" manifest:media-type="image/svg+xml"/>
  <manifest:file-entry manifest:full-path="Pictures/100000000000078000000500760575EA5FE4821B.jpg" manifest:media-type="image/jpeg"/>
  <manifest:file-entry manifest:full-path="Pictures/100010580000879200001508D21A14F0A9096EB5.svg" manifest:media-type="image/svg+xml"/>
  <manifest:file-entry manifest:full-path="Pictures/100002010000009400000097C71044F8642786D1.png" manifest:media-type="image/png"/>
  <manifest:file-entry manifest:full-path="Pictures/10000000000007800000050095DB231CF98601C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d2e9d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ffd7d7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60848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432cm, 0cm, 11.08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759cm, 0cm, 23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1cm, 0cm, 0.473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white-frame-in" style:family="graphic" style:parent-style-name="standard">
      <style:graphic-properties svg:stroke-width="0.035cm" svg:stroke-color="#fab7ae" draw:marker-start-width="0.279cm" draw:marker-end-width="0.279cm" draw:fill="solid" draw:fill-color="#dddddd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white-frame-out" style:family="graphic" style:parent-style-name="standard">
      <style:graphic-properties svg:stroke-width="0.053cm" svg:stroke-color="#fab7ae" draw:marker-start-width="0.279cm" draw:marker-end-width="0.279cm" draw:fill="none" draw:fill-color="#dddddd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pink-frame-in" style:family="graphic" style:parent-style-name="standard">
      <style:graphic-properties svg:stroke-width="0.035cm" svg:stroke-color="#416f6f" draw:marker-start-width="0.279cm" draw:marker-end-width="0.279cm" draw:fill="solid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pink-frame-out" style:family="graphic" style:parent-style-name="standard">
      <style:graphic-properties svg:stroke-width="0.053cm" svg:stroke-color="#416f6f" draw:marker-start-width="0.279cm" draw:marker-end-width="0.279cm" draw:fill="none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dark-green-frame-in" style:family="graphic" style:parent-style-name="standard">
      <style:graphic-properties svg:stroke-width="0.035cm" svg:stroke-color="#ffd7d7" draw:marker-start-width="0.279cm" draw:marker-end-width="0.279cm" draw:fill="solid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dark-green-frame-out" style:family="graphic" style:parent-style-name="standard">
      <style:graphic-properties svg:stroke-width="0.053cm" svg:stroke-color="#ffd7d7" draw:marker-start-width="0.279cm" draw:marker-end-width="0.279cm" draw:fill="none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light-green-frame-in" style:family="graphic" style:parent-style-name="standard">
      <style:graphic-properties svg:stroke-width="0.035cm" svg:stroke-color="#b98f6c" draw:marker-start-width="0.279cm" draw:marker-end-width="0.279cm" draw:fill="solid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light-green-frame-out" style:family="graphic" style:parent-style-name="standard">
      <style:graphic-properties svg:stroke-width="0.053cm" svg:stroke-color="#b98f6c" draw:marker-start-width="0.279cm" draw:marker-end-width="0.279cm" draw:fill="none" draw:fill-color="#ffffff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default-frame-in" style:family="graphic" style:parent-style-name="standard">
      <style:graphic-properties svg:stroke-width="0.035cm" svg:stroke-color="#fab7ae" draw:marker-start-width="0.279cm" draw:marker-end-width="0.279cm" draw:fill="solid" draw:fill-color="#dddddd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  <style:style style:name="default-frame-out" style:family="graphic" style:parent-style-name="standard">
      <style:graphic-properties svg:stroke-width="0.053cm" svg:stroke-color="#fab7ae" draw:marker-start-width="0.279cm" draw:marker-end-width="0.279cm" draw:fill="none" draw:fill-color="#dddddd" draw:opacity="25%" draw:textarea-horizontal-align="justify" draw:textarea-vertical-align="middle" draw:auto-grow-height="false" fo:min-height="8.431cm" fo:min-width="6.25cm" fo:padding-top="0.151cm" fo:padding-bottom="0.151cm" fo:padding-left="0.276cm" fo:padding-right="0.276cm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53cm" svg:y="0.273cm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77cm 15.57cm)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177cm 15.57cm)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2" draw:text-style-name="P1" draw:layer="layout" svg:width="3.924cm" svg:height="3.996cm" svg:x="0.253cm" svg:y="0.276cm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g>
          <draw:custom-shape draw:style-name="light-green-frame-out" draw:layer="layout" svg:width="5.474cm" svg:height="9.449cm" svg:x="1.9cm" svg:y="1.746cm">
            <text:p/>
            <draw:enhanced-geometry draw:type="rectangle"/>
          </draw:custom-shape>
          <draw:custom-shape draw:style-name="light-green-frame-in" draw:layer="layout" svg:width="5.274cm" svg:height="9.249cm" svg:x="2cm" svg:y="1.846cm">
            <text:p/>
            <draw:enhanced-geometry draw:type="rectangle"/>
          </draw:custom-shape>
          <draw:frame draw:style-name="gr3" draw:text-style-name="P1" draw:layer="layout" svg:width="5.024cm" svg:height="8.999cm" svg:x="2.125cm" svg:y="1.971cm">
            <draw:image xlink:href="Pictures/10000000000007800000050095DB231CF98601CC.jpg" xlink:type="simple" xlink:show="embed" xlink:actuate="onLoad" loext:mime-type="image/jpeg">
              <text:p/>
            </draw:image>
          </draw:frame>
          <draw:custom-shape draw:style-name="light-green-frame-out" draw:layer="layout" svg:width="5.5120000000000005cm" svg:height="9.530999999999999cm" svg:x="20.589cm" svg:y="4.474cm">
            <text:p/>
            <draw:enhanced-geometry draw:type="rectangle"/>
          </draw:custom-shape>
          <draw:custom-shape draw:style-name="light-green-frame-in" draw:layer="layout" svg:width="5.312cm" svg:height="9.331cm" svg:x="20.689cm" svg:y="4.574cm">
            <text:p/>
            <draw:enhanced-geometry draw:type="rectangle"/>
          </draw:custom-shape>
          <draw:frame draw:style-name="gr4" draw:text-style-name="P1" draw:layer="layout" svg:width="5.062cm" svg:height="9.081cm" svg:x="20.814cm" svg:y="4.699cm">
            <draw:image xlink:href="Pictures/100000000000078000000500760575EA5FE4821B.jpg" xlink:type="simple" xlink:show="embed" xlink:actuate="onLoad" loext:mime-type="image/jpeg">
              <text:p/>
            </draw:image>
          </draw:frame>
          <draw:custom-shape draw:style-name="light-green-frame-out" draw:layer="layout" svg:width="12.472cm" svg:height="9.205cm" svg:x="7.746cm" svg:y="3.2439999999999998cm">
            <text:p/>
            <draw:enhanced-geometry draw:type="rectangle"/>
          </draw:custom-shape>
          <draw:custom-shape draw:style-name="light-green-frame-in" draw:layer="layout" svg:width="12.272cm" svg:height="9.005cm" svg:x="7.846cm" svg:y="3.344cm">
            <text:p/>
            <draw:enhanced-geometry draw:type="rectangle"/>
          </draw:custom-shape>
          <draw:frame draw:style-name="gr5" draw:text-style-name="P1" draw:layer="layout" svg:width="12.022cm" svg:height="8.755cm" svg:x="7.971cm" svg:y="3.469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97cm" svg:y="0.253cm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921cm 15.549cm)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121cm 15.55cm)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2" draw:text-style-name="P1" draw:layer="layout" svg:width="3.924cm" svg:height="3.996cm" svg:x="0.197cm" svg:y="0.255cm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g>
          <draw:custom-shape draw:style-name="white-frame-out" draw:layer="layout" svg:width="5.474cm" svg:height="9.449cm" svg:x="1.9009999999999998cm" svg:y="1.7469999999999999cm">
            <text:p/>
            <draw:enhanced-geometry draw:type="rectangle"/>
          </draw:custom-shape>
          <draw:custom-shape draw:style-name="white-frame-in" draw:layer="layout" svg:width="5.274cm" svg:height="9.249cm" svg:x="2.001cm" svg:y="1.847cm">
            <text:p/>
            <draw:enhanced-geometry draw:type="rectangle"/>
          </draw:custom-shape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custom-shape draw:style-name="white-frame-out" draw:layer="layout" svg:width="5.5120000000000005cm" svg:height="9.530999999999999cm" svg:x="20.59cm" svg:y="4.4750000000000005cm">
            <text:p/>
            <draw:enhanced-geometry draw:type="rectangle"/>
          </draw:custom-shape>
          <draw:custom-shape draw:style-name="white-frame-in" draw:layer="layout" svg:width="5.312cm" svg:height="9.331cm" svg:x="20.69cm" svg:y="4.575cm">
            <text:p/>
            <draw:enhanced-geometry draw:type="rectangle"/>
          </draw:custom-shap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custom-shape draw:style-name="white-frame-out" draw:layer="layout" svg:width="12.472cm" svg:height="9.205cm" svg:x="7.747000000000001cm" svg:y="3.245cm">
            <text:p/>
            <draw:enhanced-geometry draw:type="rectangle"/>
          </draw:custom-shape>
          <draw:custom-shape draw:style-name="white-frame-in" draw:layer="layout" svg:width="12.272cm" svg:height="9.005cm" svg:x="7.847cm" svg:y="3.345cm">
            <text:p/>
            <draw:enhanced-geometry draw:type="rectangle"/>
          </draw:custom-shap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1" draw:text-style-name="P1" draw:layer="layout" svg:width="3.924cm" svg:height="3.996cm" svg:x="23.948cm" svg:y="0.231cm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72cm 15.528cm)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072cm 15.628cm)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2" draw:text-style-name="P1" draw:layer="layout" svg:width="3.924cm" svg:height="3.996cm" svg:x="0.148cm" svg:y="0.234cm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g>
          <draw:custom-shape draw:style-name="pink-frame-out" draw:layer="layout" svg:width="5.474cm" svg:height="9.449cm" svg:x="1.9009999999999998cm" svg:y="1.7469999999999999cm">
            <text:p/>
            <draw:enhanced-geometry draw:type="rectangle"/>
          </draw:custom-shape>
          <draw:custom-shape draw:style-name="pink-frame-in" draw:layer="layout" svg:width="5.274cm" svg:height="9.249cm" svg:x="2.001cm" svg:y="1.847cm">
            <text:p/>
            <draw:enhanced-geometry draw:type="rectangle"/>
          </draw:custom-shape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custom-shape draw:style-name="pink-frame-out" draw:layer="layout" svg:width="5.5120000000000005cm" svg:height="9.530999999999999cm" svg:x="20.59cm" svg:y="4.4750000000000005cm">
            <text:p/>
            <draw:enhanced-geometry draw:type="rectangle"/>
          </draw:custom-shape>
          <draw:custom-shape draw:style-name="pink-frame-in" draw:layer="layout" svg:width="5.312cm" svg:height="9.331cm" svg:x="20.69cm" svg:y="4.575cm">
            <text:p/>
            <draw:enhanced-geometry draw:type="rectangle"/>
          </draw:custom-shap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custom-shape draw:style-name="pink-frame-out" draw:layer="layout" svg:width="12.472cm" svg:height="9.205cm" svg:x="7.747000000000001cm" svg:y="3.245cm">
            <text:p/>
            <draw:enhanced-geometry draw:type="rectangle"/>
          </draw:custom-shape>
          <draw:custom-shape draw:style-name="pink-frame-in" draw:layer="layout" svg:width="12.272cm" svg:height="9.005cm" svg:x="7.847cm" svg:y="3.345cm">
            <text:p/>
            <draw:enhanced-geometry draw:type="rectangle"/>
          </draw:custom-shap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45cm" svg:y="0.258cm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69cm 15.553cm)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069cm 15.654cm)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2" draw:text-style-name="P1" draw:layer="layout" svg:width="3.924cm" svg:height="3.996cm" svg:x="0.145cm" svg:y="0.258cm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g>
          <draw:custom-shape draw:style-name="dark-green-frame-out" draw:layer="layout" svg:width="5.474cm" svg:height="9.449cm" svg:x="1.9009999999999998cm" svg:y="1.7469999999999999cm">
            <text:p/>
            <draw:enhanced-geometry draw:type="rectangle"/>
          </draw:custom-shape>
          <draw:custom-shape draw:style-name="dark-green-frame-in" draw:layer="layout" svg:width="5.274cm" svg:height="9.249cm" svg:x="2.001cm" svg:y="1.847cm">
            <text:p/>
            <draw:enhanced-geometry draw:type="rectangle"/>
          </draw:custom-shape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custom-shape draw:style-name="dark-green-frame-out" draw:layer="layout" svg:width="5.5120000000000005cm" svg:height="9.530999999999999cm" svg:x="20.59cm" svg:y="4.4750000000000005cm">
            <text:p/>
            <draw:enhanced-geometry draw:type="rectangle"/>
          </draw:custom-shape>
          <draw:custom-shape draw:style-name="dark-green-frame-in" draw:layer="layout" svg:width="5.312cm" svg:height="9.331cm" svg:x="20.69cm" svg:y="4.575cm">
            <text:p/>
            <draw:enhanced-geometry draw:type="rectangle"/>
          </draw:custom-shap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custom-shape draw:style-name="dark-green-frame-out" draw:layer="layout" svg:width="12.472cm" svg:height="9.205cm" svg:x="7.747000000000001cm" svg:y="3.245cm">
            <text:p/>
            <draw:enhanced-geometry draw:type="rectangle"/>
          </draw:custom-shape>
          <draw:custom-shape draw:style-name="dark-green-frame-in" draw:layer="layout" svg:width="12.272cm" svg:height="9.005cm" svg:x="7.847cm" svg:y="3.345cm">
            <text:p/>
            <draw:enhanced-geometry draw:type="rectangle"/>
          </draw:custom-shap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9C8487398C3C2D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4:49:55.229684497</meta:creation-date>
    <meta:editing-duration>PT6M49S</meta:editing-duration>
    <meta:editing-cycles>7</meta:editing-cycles>
    <meta:generator>LibreOffice/6.1.5.2$Linux_X86_64 LibreOffice_project/10$Build-2</meta:generator>
    <dc:title>Bright Blue</dc:title>
    <dc:date>2019-07-11T16:12:13.985488423</dc:date>
    <meta:document-statistic meta:object-count="66"/>
  </office:meta>
</office:document-meta>
</file>